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draw:shadow="visible" draw:shadow-offset-x="0.203cm" draw:shadow-offset-y="0.203cm"/>
    </style:style>
    <style:style style:name="gr3" style:family="graphic" style:parent-style-name="standard">
      <style:graphic-properties draw:fill="solid" draw:fill-color="#579d1c" draw:textarea-horizontal-align="justify" draw:textarea-vertical-align="middle" draw:auto-grow-height="false" draw:shadow="visible" draw:shadow-offset-x="0.203cm" draw:shadow-offset-y="0.203cm"/>
    </style:style>
    <style:style style:name="gr4" style:family="graphic" style:parent-style-name="standard">
      <style:graphic-properties draw:fill="solid" draw:fill-color="#ffcccc" draw:textarea-horizontal-align="justify" draw:textarea-vertical-align="middle" draw:auto-grow-height="false" fo:min-height="2.29cm" fo:min-width="2.43cm" draw:shadow="visible" draw:shadow-offset-x="0.203cm" draw:shadow-offset-y="0.203cm"/>
    </style:style>
    <style:style style:name="gr5" style:family="graphic" style:parent-style-name="standard">
      <style:graphic-properties draw:fill="solid" draw:fill-color="#c5000b" draw:textarea-horizontal-align="justify" draw:textarea-vertical-align="middle" draw:auto-grow-height="false" draw:shadow="visible" draw:shadow-offset-x="0.203cm" draw:shadow-offset-y="0.203cm"/>
    </style:style>
    <style:style style:name="gr6" style:family="graphic" style:parent-style-name="standard">
      <style:graphic-properties draw:fill="solid" draw:fill-color="#dddddd" draw:textarea-horizontal-align="justify" draw:textarea-vertical-align="middle" draw:auto-grow-height="false" draw:shadow="visible" draw:shadow-offset-x="0.203cm" draw:shadow-offset-y="0.203cm"/>
    </style:style>
    <style:style style:name="gr7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5.31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5cm" fo:min-width="2.3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2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265cm" svg:y1="8.52cm" svg:x2="17.265cm" svg:y2="7.25cm">
          <text:p/>
        </draw:line>
        <draw:line draw:style-name="gr1" draw:text-style-name="P1" draw:layer="layout" svg:x1="12.265cm" svg:y1="8.52cm" svg:x2="12.265cm" svg:y2="7.25cm">
          <text:p/>
        </draw:line>
        <draw:custom-shape draw:style-name="gr2" draw:text-style-name="P2" draw:layer="layout" svg:width="2.54cm" svg:height="2.54cm" svg:x="5.28cm" svg:y="0.24cm"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8.97cm" svg:y="5.32cm">
          <text:p text:style-name="P1"><text:span text:style-name="T2">Data Engin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93cm" svg:height="2.54cm" svg:x="16.12cm" svg:y="5.32cm">
          <text:p text:style-name="P1"><text:span text:style-name="T3">Configuration</text:span></text:p>
          <text:p text:style-name="P1"><text:span text:style-name="T3">Modu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5.96cm" svg:y="7.15cm">
          <text:p text:style-name="P1"><text:span text:style-name="T1">DMA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2.54cm" svg:x="9.07cm" svg:y="0.24cm">
          <text:p text:style-name="P1"><text:span text:style-name="T1">Program</text:span></text:p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905cm" svg:x="2.748cm" svg:y="5.35cm">
          <text:p text:style-name="P1"><text:span text:style-name="T4">Control</text:span></text:p>
          <text:p text:style-name="P1"><text:span text:style-name="T4">Register</text:span></text:p>
          <text:p text:style-name="P1"><text:span text:style-name="T4">Fil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55cm" svg:y1="4.04cm" svg:x2="6.55cm" svg:y2="2.77cm">
          <text:p/>
        </draw:line>
        <draw:line draw:style-name="gr7" draw:text-style-name="P1" draw:layer="layout" svg:x1="4.01cm" svg:y1="4.05cm" svg:x2="17.345cm" svg:y2="4.05cm">
          <text:p/>
        </draw:line>
        <draw:frame draw:style-name="gr8" draw:text-style-name="P6" draw:layer="layout" svg:width="4.93cm" svg:height="0.962cm" svg:x="10.741cm" svg:y="3.088cm">
          <draw:text-box>
            <text:p><text:span text:style-name="T1">Control Bus</text:span></text:p>
          </draw:text-box>
        </draw:frame>
        <draw:line draw:style-name="gr1" draw:text-style-name="P1" draw:layer="layout" svg:x1="14.097cm" svg:y1="6.604cm" svg:x2="16.12cm" svg:y2="6.59cm">
          <text:p/>
        </draw:line>
        <draw:line draw:style-name="gr1" draw:text-style-name="P1" draw:layer="layout" svg:x1="1.47cm" svg:y1="6.263cm" svg:x2="2.74cm" svg:y2="6.263cm">
          <text:p/>
        </draw:line>
        <draw:frame draw:style-name="gr9" draw:layer="layout" svg:width="5.818cm" svg:height="1.436cm" svg:x="-0.142cm" svg:y="8.057cm">
          <draw:text-box>
            <text:p>Memory I/F</text:p>
            <text:p><text:span text:style-name="T4">(AXI4 master)</text:span></text:p>
          </draw:text-box>
        </draw:frame>
        <draw:frame draw:style-name="gr10" draw:layer="layout" svg:width="2.898cm" svg:height="2.435cm" svg:x="-0.1cm" svg:y="5.098cm">
          <draw:text-box>
            <text:p>Host</text:p>
            <text:p>I/F</text:p>
            <text:p><text:span text:style-name="T4">(AXI4 slave)</text:span></text:p>
          </draw:text-box>
        </draw:frame>
        <draw:line draw:style-name="gr1" draw:text-style-name="P1" draw:layer="layout" svg:x1="7.23cm" svg:y1="5.34cm" svg:x2="7.23cm" svg:y2="4.07cm">
          <text:p/>
        </draw:line>
        <draw:line draw:style-name="gr1" draw:text-style-name="P1" draw:layer="layout" svg:x1="4.01cm" svg:y1="5.32cm" svg:x2="4.01cm" svg:y2="4.05cm">
          <text:p/>
        </draw:line>
        <draw:line draw:style-name="gr1" draw:text-style-name="P1" draw:layer="layout" svg:x1="7.239cm" svg:y1="7.239cm" svg:x2="7.23cm" svg:y2="4.07cm">
          <text:p/>
        </draw:line>
        <draw:line draw:style-name="gr1" draw:text-style-name="P1" draw:layer="layout" svg:x1="7.81cm" svg:y1="1.51cm" svg:x2="9.08cm" svg:y2="1.51cm">
          <text:p/>
        </draw:line>
        <draw:line draw:style-name="gr1" draw:text-style-name="P1" draw:layer="layout" svg:x1="11.565cm" svg:y1="5.32cm" svg:x2="11.565cm" svg:y2="4.05cm">
          <text:p/>
        </draw:line>
        <draw:line draw:style-name="gr1" draw:text-style-name="P1" draw:layer="layout" svg:x1="17.345cm" svg:y1="5.32cm" svg:x2="17.345cm" svg:y2="4.05cm">
          <text:p/>
        </draw:line>
        <draw:line draw:style-name="gr1" draw:text-style-name="P1" draw:layer="layout" svg:x1="19.504cm" svg:y1="8.509cm" svg:x2="19.504cm" svg:y2="1.524cm">
          <text:p/>
        </draw:line>
        <draw:line draw:style-name="gr1" draw:text-style-name="P1" draw:layer="layout" svg:x1="8.374cm" svg:y1="8.493cm" svg:x2="19.558cm" svg:y2="8.509cm">
          <text:p/>
        </draw:line>
        <draw:line draw:style-name="gr1" draw:text-style-name="P1" draw:layer="layout" svg:x1="11.61cm" svg:y1="1.51cm" svg:x2="19.558cm" svg:y2="1.524cm">
          <text:p/>
        </draw:line>
        <draw:line draw:style-name="gr1" draw:text-style-name="P1" draw:layer="layout" svg:x1="3.81cm" svg:y1="8.509cm" svg:x2="5.98cm" svg:y2="8.51cm">
          <text:p/>
        </draw:line>
        <draw:frame draw:style-name="gr11" draw:text-style-name="P7" draw:layer="layout" svg:width="2.382cm" svg:height="0.645cm" svg:x="13.912cm" svg:y="5.969cm">
          <draw:text-box>
            <text:p><text:span text:style-name="T5">Config Bus</text:span></text:p>
          </draw:text-box>
        </draw:frame>
        <draw:frame draw:style-name="gr12" draw:layer="layout" svg:width="3.144cm" svg:height="0.962cm" svg:x="14.454cm" svg:y="0.689cm">
          <draw:text-box>
            <text:p>DMA Bu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558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Sousa</meta:initial-creator>
    <meta:creation-date>2014-08-06T21:58:52</meta:creation-date>
    <dc:date>2017-10-06T15:04:15</dc:date>
    <meta:editing-duration>PT1H35M32S</meta:editing-duration>
    <meta:editing-cycles>17</meta:editing-cycles>
    <meta:generator>LibreOffice/3.5$Linux_X86_64 LibreOffice_project/350m1$Build-2</meta:generator>
    <dc:creator>Joao Lopes</dc:creator>
    <meta:document-statistic meta:object-count="27"/>
  </office:meta>
</office:document-meta>
</file>